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2b91af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2b91af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9.50pt" fo:font-weight="bold" fo:font-family="Consolas" style:font-family-asian="Consolas" style:font-family-complex="Consolas" fo:background-color="transparent" fo:color="#ff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3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b05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4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5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59" style:family="text">
      <style:text-properties fo:font-size="9.50pt" fo:font-weight="normal" fo:font-family="Consolas" style:font-family-asian="Consolas" style:font-family-complex="Consolas" fo:background-color="#ffffff" fo:color="#800000"/>
    </style:style>
    <style:style style:name="T6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6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5" style:family="text">
      <style:text-properties fo:font-size="9.50pt" fo:font-weight="normal" fo:font-family="Consolas" style:font-family-asian="Consolas" style:font-family-complex="Consolas" fo:background-color="#ffffff" fo:color="#800000"/>
    </style:style>
    <style:style style:name="T6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7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8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8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9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ffffff"/>
    </style:style>
    <style:style style:name="T98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1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1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3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3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3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3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14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4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0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5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5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5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9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P1" style:family="paragraph">
      <style:paragraph-properties fo:line-height="100.00%" fo:text-align="center" fo:margin-left="-0.75pt" fo:text-indent="0.00pt" fo:margin-right="-22.50pt"/>
    </style:style>
    <style:style style:name="P2" style:family="paragraph">
      <style:paragraph-properties fo:line-height="100.00%" fo:text-align="left" fo:margin-left="-0.75pt" fo:text-indent="0.00pt" fo:margin-right="-22.50pt"/>
    </style:style>
    <style:style style:name="P3" style:family="paragraph">
      <style:paragraph-properties fo:line-height="100.00%" fo:text-align="left" fo:margin-left="17.25pt" fo:text-indent="0.00pt" fo:margin-right="-22.50pt"/>
    </style:style>
    <text:list-style style:name="L4">
      <text:list-level-style-bullet text:level="1" text:bullet-char="•">
        <style:list-level-properties text:space-before="17.25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 fo:margin-right="-22.50pt"/>
    </style:style>
    <style:style style:name="P5" style:family="paragraph">
      <style:paragraph-properties fo:line-height="100.00%" fo:text-align="left" fo:margin-left="-0.75pt" fo:text-indent="0.00pt" fo:margin-right="-22.50pt"/>
    </style:style>
    <style:style style:name="P6" style:family="paragraph">
      <style:paragraph-properties fo:line-height="100.00%" fo:text-align="left" fo:margin-left="35.25pt" fo:text-indent="0.00pt" fo:margin-right="-22.50pt"/>
    </style:style>
    <style:style style:name="P7" style:family="paragraph">
      <style:paragraph-properties fo:line-height="100.00%" fo:text-align="left" fo:margin-left="-0.75pt" fo:text-indent="0.00pt" fo:margin-right="-22.50pt"/>
    </style:style>
    <style:style style:name="P8" style:family="paragraph">
      <style:paragraph-properties fo:line-height="100.00%" fo:text-align="left" fo:margin-left="35.25pt" fo:text-indent="0.00pt" fo:margin-right="-22.50pt"/>
    </style:style>
    <style:style style:name="P9" style:family="paragraph">
      <style:paragraph-properties fo:line-height="100.00%" fo:text-align="left" fo:margin-left="36.00pt" fo:text-indent="0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top="5.00pt"/>
    </style:style>
    <style:style style:name="P12" style:family="paragraph">
      <style:paragraph-properties fo:line-height="100.00%" fo:text-align="left" fo:margin-top="5.00pt" fo:margin-bottom="5.00pt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span text:style-name="T1">Pro MVC 5 Notes</text:span></text:p>
      <text:p text:style-name="P2"><text:span text:style-name="T2"/></text:p>
      <text:p text:style-name="P2"><text:span text:style-name="T3">15: </text:span></text:p>
      <text:p text:style-name="P2"><text:span text:style-name="T3"><text:tab/>Incomming requests are handled by Controllers (C# classes)</text:span></text:p>
      <text:p text:style-name="P2"><text:span text:style-name="T3"><text:tab/>Each Public method in a controller is called an Action Method</text:span></text:p>
      <text:p text:style-name="P3"><text:span text:style-name="T4">public</text:span><text:span text:style-name="T5"><text:s/></text:span><text:span text:style-name="T6">class</text:span><text:span text:style-name="T7"><text:s/></text:span><text:span text:style-name="T8">HomeController</text:span><text:span text:style-name="T9"><text:s/>:<text:s/></text:span><text:span text:style-name="T10">Controller </text:span></text:p>
      <text:list text:style-name="L4">
        <text:list-item>
          <text:p text:style-name="P4"><text:span text:style-name="T11">derived from the controller class</text:span></text:p>
        </text:list-item>
        <text:list-item>
          <text:p text:style-name="P4"><text:span text:style-name="T11">It is the controller's job to construct data and pass it to the view, which is resposible for rendering HTML</text:span></text:p>
        </text:list-item>
        <text:list-item>
          <text:p text:style-name="P4"><text:span text:style-name="T11">ViewBag: a dynamic object whih you can assign arbitrary properties and make them avail to the view.</text:span></text:p>
        </text:list-item>
      </text:list>
      <text:p text:style-name="P5"><text:span text:style-name="T12"/></text:p>
      <text:p text:style-name="P5"><text:span text:style-name="T13">19:</text:span></text:p>
      <text:p text:style-name="P5"><text:span text:style-name="T13"><text:tab/>Routes:</text:span></text:p>
      <text:p text:style-name="P5"><text:span text:style-name="T13"><text:tab/>Decides how URLs map controllers to actions</text:span></text:p>
      <text:p text:style-name="P5"><text:span text:style-name="T14">--------------------</text:span></text:p>
      <text:p text:style-name="P5"><text:span text:style-name="T15">20:</text:span></text:p>
      <text:p text:style-name="P5"><text:span text:style-name="T15"><text:tab/></text:span><text:span text:style-name="T16">ViewResult</text:span><text:span text:style-name="T17"><text:s/>= object returned from the IndexMethod()</text:span></text:p>
      <text:p text:style-name="P5"><text:span text:style-name="T18"><text:tab/></text:span><text:span text:style-name="T19">public</text:span><text:span text:style-name="T20"><text:s/></text:span><text:span text:style-name="T21">ViewResult</text:span><text:span text:style-name="T22"><text:s/>Index()</text:span></text:p>
      <text:p text:style-name="P5"><text:span text:style-name="T22"><text:s text:c="8"/>{</text:span></text:p>
      <text:p text:style-name="P5"><text:span text:style-name="T22"><text:s text:c="12"/></text:span><text:span text:style-name="T23">return</text:span><text:span text:style-name="T24"><text:s/>View();</text:span></text:p>
      <text:p text:style-name="P5"><text:span text:style-name="T24"><text:s text:c="8"/>}</text:span></text:p>
      <text:p text:style-name="P5"><text:span text:style-name="T24"><text:tab/>The view has the name of the Action Method, and is contained in a folder named after the controller.</text:span></text:p>
      <text:p text:style-name="P5"><text:span text:style-name="T25"><text:tab/>.</text:span><text:span text:style-name="T26">cs</text:span><text:span text:style-name="T27">html denotes a c# view processed by razor.</text:span></text:p>
      <text:p text:style-name="P5"><text:span text:style-name="T28">--------------------</text:span></text:p>
      <text:p text:style-name="P5"><text:span text:style-name="T29">23:</text:span></text:p>
      <text:p text:style-name="P5"><text:span text:style-name="T29"><text:tab/>Action Results (ex: ViewResult, ReDirectResult, HttpUnauthorizedResult... derived from the ActionResult class)</text:span></text:p>
      <text:p text:style-name="P5"><text:span text:style-name="T30"><text:tab/></text:span><text:span text:style-name="T31">//Conditional ternary operator<text:s text:c="8"/>true<text:s text:c="14"/>false</text:span></text:p>
      <text:p text:style-name="P5"><text:span text:style-name="T32"><text:s text:c="7"/>ViewBag.AnyVaribleName = hour &lt; 12 ?<text:s/></text:span><text:span text:style-name="T33">"Good morning"</text:span><text:span text:style-name="T34"><text:s/>:<text:s/></text:span><text:span text:style-name="T35">"Good afternoon"</text:span><text:span text:style-name="T36">;</text:span></text:p>
      <text:p text:style-name="P5"><text:span text:style-name="T36"><text:tab/>You can assign as many as you like to be used by/in the view</text:span></text:p>
      <text:p text:style-name="P5"><text:span text:style-name="T37">--------------------</text:span></text:p>
      <text:p text:style-name="P5"><text:span text:style-name="T38">26:</text:span></text:p>
      <text:p text:style-name="P6"><text:span text:style-name="T38">Model is the representaion of real-world objects, processes and rules that define the object.</text:span></text:p>
      <text:p text:style-name="P6"><text:span text:style-name="T38">Often referred to a the domain model</text:span></text:p>
      <text:p text:style-name="P6"><text:span text:style-name="T38">classes that make up a Model are placed in the 'Models' folder</text:span></text:p>
      <text:p text:style-name="P7"><text:span text:style-name="T39"/></text:p>
      <text:p text:style-name="P7"><text:span text:style-name="T40"><text:tab/>bool? Means it can be true, false or NULL</text:span></text:p>
      <text:p text:style-name="P7"><text:span text:style-name="T41"/></text:p>
      <text:p text:style-name="P7"><text:span text:style-name="T42"><text:tab/>Helper method<text:tab/><text:s text:c="4"/></text:span><text:span text:style-name="T43">link text<text:s text:c="2"/>Action name</text:span></text:p>
      <text:p text:style-name="P7"><text:span text:style-name="T44"><text:tab/></text:span><text:span text:style-name="T45">@</text:span><text:span text:style-name="T46">Html.ActionLink(</text:span><text:span text:style-name="T47">"RSVP Now"</text:span><text:span text:style-name="T48">,<text:s/></text:span><text:span text:style-name="T49">"RsvpForm"</text:span><text:span text:style-name="T50">)</text:span></text:p>
      <text:p text:style-name="P7"><text:span text:style-name="T50"><text:tab/>Each Action Method had it's own URL</text:span></text:p>
      <text:p text:style-name="P7"><text:span text:style-name="T51">--------------------</text:span></text:p>
      <text:p text:style-name="P7"><text:span text:style-name="T52"><text:tab/>A strongly-typed view is intended to render a specific domain type</text:span></text:p>
      <text:p text:style-name="P7"><text:span text:style-name="T52"><text:tab/></text:span></text:p>
      <text:p text:style-name="P7"><text:span text:style-name="T52"><text:tab/></text:span><draw:frame text:anchor-type="as-char" svg:width="97.10mm" svg:height="37.84mm" style:rel-width="scale" style:rel-height="scale"><draw:object-ole xlink:href="OleObj1"/><draw:image xlink:href="ObjectReplacements/OleObj1"/></draw:frame><text:span text:style-name="T52"/></text:p>
      <text:p text:style-name="P7"><text:span text:style-name="T53"><text:tab/>model directive in the view:<text:s text:c="2"/></text:span><text:span text:style-name="T54">@model<text:s/></text:span><text:span text:style-name="T55">PartyInvites.Models.</text:span><text:span text:style-name="T56">GuestResponse</text:span></text:p>
      <text:p text:style-name="P7"><text:span text:style-name="T57">--------------------</text:span><text:span text:style-name="T58"><text:tab/></text:span></text:p>
      <text:p text:style-name="P7"><text:span text:style-name="T58"><text:tab/>&lt;</text:span><text:span text:style-name="T59">p</text:span><text:span text:style-name="T60">&gt;</text:span><text:span text:style-name="T61">Your name:<text:s/></text:span><text:span text:style-name="T62">@</text:span><text:span text:style-name="T63">Html.TextAreaFor(x =&gt; x.Name)</text:span><text:span text:style-name="T64">&lt;/</text:span><text:span text:style-name="T65">p</text:span><text:span text:style-name="T66">&gt; (x = any variable that referneces the domain type)</text:span></text:p>
      <text:p text:style-name="P7"><text:span text:style-name="T67"><text:tab/>translates to: &lt;input type="text" name="name" id="name" value=""&gt;</text:span></text:p>
      <text:p text:style-name="P7"><text:span text:style-name="T68"/></text:p>
      <text:p text:style-name="P7"><text:span text:style-name="T69">--------------------</text:span></text:p>
      <text:p text:style-name="P8"><text:span text:style-name="T70">Helper Methods</text:span></text:p>
      <text:p text:style-name="P8"><text:span text:style-name="T70">@using {} insures that an object is disposed of when it goes out of scop.</text:span></text:p>
      <text:p text:style-name="P8"><text:span text:style-name="T71">@</text:span><text:span text:style-name="T72">using</text:span><text:span text:style-name="T73"><text:s/>(Html.BeginForm())</text:span></text:p>
      <text:p text:style-name="P9"><text:span text:style-name="T73">{</text:span></text:p>
      <text:p text:style-name="P9"><text:span text:style-name="T73">translates to: &lt;form action=”home/rsvpForm” method=”post”</text:span></text:p>
      <text:p text:style-name="P10"><text:span text:style-name="T74">--------------------</text:span></text:p>
      <text:p text:style-name="P10"><text:span text:style-name="T75"><text:tab/>both action members are invoked by the same URL</text:span></text:p>
      <text:p text:style-name="P10"><text:span text:style-name="T76"/></text:p>
      <text:p text:style-name="P10"><text:span text:style-name="T77"><text:tab/>[</text:span><text:span text:style-name="T78">HttpGet</text:span><text:span text:style-name="T79">]</text:span></text:p>
      <text:p text:style-name="P10"><text:span text:style-name="T79"><text:s text:c="8"/></text:span><text:span text:style-name="T80">public</text:span><text:span text:style-name="T81"><text:s/></text:span><text:span text:style-name="T82">ViewResult</text:span><text:span text:style-name="T83"><text:s/>RsvpForm()</text:span></text:p>
      <text:p text:style-name="P10"><text:span text:style-name="T83"><text:s text:c="8"/>{</text:span></text:p>
      <text:p text:style-name="P10"><text:span text:style-name="T83"><text:s text:c="12"/></text:span><text:span text:style-name="T84">return</text:span><text:span text:style-name="T85"><text:s/>View();</text:span></text:p>
      <text:p text:style-name="P10"><text:span text:style-name="T85"><text:s text:c="8"/>}</text:span></text:p>
      <text:p text:style-name="P10"><text:span text:style-name="T86"/></text:p>
      <text:p text:style-name="P10"><text:span text:style-name="T87"><text:s text:c="8"/>[</text:span><text:span text:style-name="T88">HttpPost</text:span><text:span text:style-name="T89">]</text:span></text:p>
      <text:p text:style-name="P10"><text:span text:style-name="T89"><text:s text:c="8"/></text:span><text:span text:style-name="T90">public</text:span><text:span text:style-name="T91"><text:s/></text:span><text:span text:style-name="T92">ViewResult</text:span><text:span text:style-name="T93"><text:s/>RsvpForm()</text:span></text:p>
      <text:p text:style-name="P10"><text:span text:style-name="T93"><text:s text:c="8"/>{</text:span></text:p>
      <text:p text:style-name="P10"><text:span text:style-name="T93"><text:s text:c="12"/></text:span><text:span text:style-name="T94">return</text:span><text:span text:style-name="T95"><text:s/>View();</text:span></text:p>
      <text:p text:style-name="P10"><text:span text:style-name="T95"><text:s text:c="8"/>}</text:span></text:p>
      <text:p text:style-name="P10"><text:span text:style-name="T96"/></text:p>
      <text:p text:style-name="P10"><text:span text:style-name="T97"><text:tab/></text:span><text:span text:style-name="T98">@:</text:span><text:span text:style-name="T99"><text:s/>some literal text...<text:s text:c="3"/>: inside a code block, this is needed for text to display</text:span></text:p>
      <text:p text:style-name="P10"><text:span text:style-name="T99">--------------------</text:span></text:p>
      <text:p text:style-name="P10"><text:span text:style-name="T99">37:</text:span></text:p>
      <text:p text:style-name="P10"><text:span text:style-name="T99">validation is typically applied in the domain model.</text:span></text:p>
      <text:p text:style-name="P10"><text:span text:style-name="T100"/></text:p>
      <text:p text:style-name="P10"><text:span text:style-name="T101">71:</text:span></text:p>
      <text:p text:style-name="P10"><text:span text:style-name="T101">Properties mediate access to a field</text:span></text:p>
      <text:p text:style-name="P10"><text:span text:style-name="T102">public</text:span><text:span text:style-name="T103"><text:s/></text:span><text:span text:style-name="T104">int</text:span><text:span text:style-name="T105"><text:s/>ProductID {<text:s/></text:span><text:span text:style-name="T106">get</text:span><text:span text:style-name="T107">;<text:s/></text:span><text:span text:style-name="T108">set</text:span><text:span text:style-name="T109">; }<text:s text:c="2"/>Automatic property</text:span></text:p>
      <text:p text:style-name="P10"><text:span text:style-name="T110"/></text:p>
      <text:p text:style-name="P10"><text:span text:style-name="T111">inializers:<text:s text:c="2"/>create and populate the Product instance in 1 step</text:span></text:p>
      <text:p text:style-name="P10"><text:span text:style-name="T111"><text:s/>{} - form the initializer in which to supply values to paramters</text:span></text:p>
      <text:p text:style-name="P10"><text:span text:style-name="T112"><text:tab/><text:s text:c="5"/>Product</text:span><text:span text:style-name="T113"><text:s/>myProduct2 =<text:s/></text:span><text:span text:style-name="T114">new</text:span><text:span text:style-name="T115"><text:s/></text:span><text:span text:style-name="T116">Product</text:span></text:p>
      <text:p text:style-name="P10"><text:span text:style-name="T117"><text:s text:c="12"/>{</text:span></text:p>
      <text:p text:style-name="P10"><text:span text:style-name="T117"><text:s text:c="16"/>ProductID= 100,Description=</text:span><text:span text:style-name="T118">"A cool boat"</text:span><text:span text:style-name="T119">,Name=</text:span><text:span text:style-name="T120">"kayak"</text:span><text:span text:style-name="T121">,Category=</text:span><text:span text:style-name="T122">"WaterSports"</text:span></text:p>
      <text:p text:style-name="P10"><text:span text:style-name="T123"/></text:p>
      <text:p text:style-name="P10"><text:span text:style-name="T124"><text:s text:c="12"/>};</text:span></text:p>
      <text:p text:style-name="P10"><text:span text:style-name="T125"/></text:p>
      <text:p text:style-name="P10"><text:span text:style-name="T126">string</text:span><text:span text:style-name="T127">[] strArray = {<text:s/></text:span><text:span text:style-name="T128">"Apple"</text:span><text:span text:style-name="T129">,<text:s/></text:span><text:span text:style-name="T130">"Orange"</text:span><text:span text:style-name="T131">,<text:s/></text:span><text:span text:style-name="T132">"banana"</text:span><text:span text:style-name="T133">,<text:s/></text:span><text:span text:style-name="T134">"Peach"</text:span><text:span text:style-name="T135"><text:s/>};</text:span></text:p>
      <text:p text:style-name="P10"><text:span text:style-name="T136">return</text:span><text:span text:style-name="T137"><text:s/>View(</text:span><text:span text:style-name="T138">"Result"</text:span><text:span text:style-name="T139">,(</text:span><text:span text:style-name="T140">object</text:span><text:span text:style-name="T141">)strArray[1]);<text:s text:c="2"/>// result = "Orange"</text:span></text:p>
      <text:p text:style-name="P10"><text:span text:style-name="T142"/></text:p>
      <text:p text:style-name="P10"><text:span text:style-name="T143">74:</text:span></text:p>
      <text:p text:style-name="P10"><text:span text:style-name="T143">Extention methods: adding methods to a class you do not own or can not modify directly</text:span></text:p>
      <text:p text:style-name="P10"><text:span text:style-name="T144">// represents a collection of Product objects</text:span></text:p>
      <text:p text:style-name="P10"><text:span text:style-name="T145"><text:s/></text:span><text:span text:style-name="T146">public</text:span><text:span text:style-name="T147"><text:s/></text:span><text:span text:style-name="T148">List</text:span><text:span text:style-name="T149">&lt;</text:span><text:span text:style-name="T150">Product</text:span><text:span text:style-name="T151">&gt; Products {<text:s/></text:span><text:span text:style-name="T152">get</text:span><text:span text:style-name="T153">;<text:s/></text:span><text:span text:style-name="T154">set</text:span><text:span text:style-name="T155">; }</text:span></text:p>
      <text:p text:style-name="P10"><text:span text:style-name="T156"/></text:p>
      <text:p text:style-name="P10"><text:span text:style-name="T156"/></text:p>
      <text:p text:style-name="P10"><text:span text:style-name="T157">IEnumerable: </text:span></text:p>
      <text:p text:style-name="P11"><text:span text:style-name="T158">A List, array, and query can be looped over.</text:span></text:p>
      <text:p text:style-name="P11"><text:span text:style-name="T159">An interface,</text:span><text:span text:style-name="T160"><text:s/>IEnumerable specifies that the underlying type implements GetEnumerator. It enables foreach</text:span></text:p>
      <text:p text:style-name="P12"><text:span text:style-name="T161">yield<text:s/></text:span><text:span text:style-name="T162">which actually facilitates the enumeration over collection. yield statement is used while returning a value from a function.</text:span></text:p>
      <text:p text:style-name="P12"><text:span text:style-name="T162"/></text:p>
      <text:p text:style-name="P13"><text:span text:style-name="T163"/></text:p>
      <text:p text:style-name="P13"><text:span text:style-name="T163"/></text:p>
      <text:p text:style-name="P13"><text:span text:style-name="T164">=====================================================</text:span></text:p>
      <text:p text:style-name="P13"><text:span text:style-name="T164">Shortcuts:</text:span></text:p>
      <text:p text:style-name="P13"><text:span text:style-name="T164">Ctrl + F5 : start w/o debuggin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